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 Rounded MT Bold" fo:font-size="20pt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style:font-name="Arial Rounded MT Bold" fo:font-size="15pt" style:font-size-asian="15pt" style:font-size-complex="15pt"/>
    </style:style>
    <style:style style:name="T1" style:family="text">
      <style:text-properties fo:font-variant="normal" fo:text-transform="none" fo:color="#545454" style:font-name="arial" fo:font-size="12pt" fo:letter-spacing="normal" fo:font-style="normal" fo:font-weight="normal"/>
    </style:style>
    <style:style style:name="T2" style:family="text">
      <style:text-properties style:font-name="Arial Rounded MT Bold" fo:font-size="15pt" style:font-size-asian="15pt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rnet de bord</text:p>
      <text:p text:style-name="P2">TPE - Cryptographie</text:p>
      <text:p text:style-name="P2">Jules, Luc et Guillaume</text:p>
      <text:p text:style-name="P2"/>
      <text:p text:style-name="P3">Lundi 5 septembre</text:p>
      <text:p text:style-name="P3">-Recherche du sujet de TPE</text:p>
      <text:p text:style-name="P3"/>
      <text:p text:style-name="P3">Lundi 12 septembre</text:p>
      <text:p text:style-name="P3">-Recherche d'information et création du plan</text:p>
      <text:p text:style-name="P3">-Création d'un site de cryptage/décryptage</text:p>
      <text:p text:style-name="P3"/>
      <text:p text:style-name="P3">Mercredi 14 septembre</text:p>
      <text:p text:style-name="P3">-Recherche d'information et amélioration du site</text:p>
      <text:p text:style-name="P3"/>
      <text:p text:style-name="P3">Jeudi 15 septembre</text:p>
      <text:p text:style-name="P3">-Création programme python pour </text:p>
      <text:p text:style-name="P3">trouver les nombres premiers</text:p>
      <text:p text:style-name="P3"/>
      <text:p text:style-name="P3">Vendredi 16 septembre</text:p>
      <text:p text:style-name="P3">-Amélioration du site(Ajout de la base de données, et hébergement du site sur OVH,com)</text:p>
      <text:p text:style-name="P3"/>
      <text:p text:style-name="P3">Lundi 19 septembre</text:p>
      <text:p text:style-name="P3">-Amélioration du programme python et du plan</text:p>
      <text:p text:style-name="P3">-Recherche d'information</text:p>
      <text:p text:style-name="P3">-Création d'un système de décryptage automatique poly-alphabétique</text:p>
      <text:p text:style-name="P3"/>
      <text:p text:style-name="P3">Samedi 24 septembre</text:p>
      <text:p text:style-name="P3">-Ajout de messages privés et publics pour le site</text:p>
      <text:p text:style-name="P3">-Création d'un .exe pour le système de décryptage auto. p.-a., et retranscription du programme python en c++.</text:p>
      <text:p text:style-name="P3"/>
      <text:p text:style-name="P3">Lundi 26 septembre</text:p>
      <text:p text:style-name="P3">-Création pièces enigma</text:p>
      <text:p text:style-name="P3">-Amélioration du plan</text:p>
      <text:p text:style-name="P3">-Recherche cryptage RSA</text:p>
      <text:p text:style-name="P3"/>
      <text:p text:style-name="P3">Lundi 3 octobre</text:p>
      <text:p text:style-name="P3">-Création pièces enigma</text:p>
      <text:p text:style-name="P3"><text:soft-page-break/>-Ajout code RSA</text:p>
      <text:p text:style-name="P3">-Explication du fonctionnement général d'enigma </text:p>
      <text:p text:style-name="P3"/>
      <text:p text:style-name="P3">Mardi 4 octobre</text:p>
      <text:p text:style-name="P3">-Recherche d'une solution pour connecter les rotors</text:p>
      <text:p text:style-name="P3">(Solution adoptée : connections a ressort )</text:p>
      <text:p text:style-name="P3"/>
      <text:p text:style-name="P3">Mercredi 5 octobre</text:p>
      <text:p text:style-name="P1"><text:span text:style-name="T2">-Création du carnet de bord </text:span><text:span text:style-name="T1">( ͡° ͜ʖ ͡°)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urice JANETTI</meta:initial-creator>
    <meta:creation-date>2016-10-05T11:14:20.68</meta:creation-date>
    <meta:document-statistic meta:table-count="0" meta:image-count="0" meta:object-count="0" meta:page-count="2" meta:paragraph-count="35" meta:word-count="175" meta:character-count="1139"/>
    <dc:date>2016-10-05T11:48:54.48</dc:date>
    <dc:creator>Maurice JANETTI</dc:creator>
    <meta:editing-duration>PT2M12S</meta:editing-duration>
    <meta:editing-cycles>1</meta:editing-cycles>
    <meta:generator>OpenOffice/4.0.1$Win32 OpenOffice.org_project/401m5$Build-9714</meta:generator>
  </office:meta>
</office:document-meta>
</file>